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achieve 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p text:style-name="Text_20_body"/>
      <text:p text:style-name="Text_20_body"/>
      <text:p text:style-name="P1">This file is a place-holder for the fina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2$Build-9483</meta:generator>
    <dc:date>2010-07-20T07:08:28</dc:date>
    <meta:editing-duration>PT00H58M28S</meta:editing-duration>
    <meta:editing-cycles>66</meta:editing-cycles>
    <dc:title>K-Meter</dc:title>
    <dc:subject>Implementation of a K-System meter according to Bob Katz' specifications</dc:subject>
    <dc:creator>Martin Zuther</dc:creator>
    <meta:document-statistic meta:table-count="0" meta:image-count="0" meta:object-count="0" meta:page-count="1" meta:paragraph-count="8" meta:word-count="187" meta:character-count="1193"/>
  </office:meta>
</office:document-meta>
</file>